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">
        <style:list-level-properties text:space-before="0.4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1979in" text:min-label-width="0.25in"/>
        <style:text-properties style:font-name="Times New Roman"/>
      </text:list-level-style-bullet>
      <text:list-level-style-bullet text:level="2" text:style-name="WW_CharLFO2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552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052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5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05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52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052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52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052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11" style:parent-style-name="DefaultParagraphFont" style:family="text">
      <style:text-properties fo:font-weight="bold" style:font-weight-asian="bold" fo:font-variant="small-caps" fo:font-size="18pt" style:font-size-asian="18pt" fo:language="en" fo:country="GB"/>
    </style:style>
    <style:style style:name="T12" style:parent-style-name="DefaultParagraphFont" style:family="text">
      <style:text-properties fo:font-weight="bold" style:font-weight-asian="bold" fo:font-variant="small-caps" fo:font-size="18pt" style:font-size-asian="18pt" fo:language="en" fo:country="GB"/>
    </style:style>
    <style:style style:name="P13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fo:font-size="11pt" style:font-size-asian="11pt" fo:language="en" fo:country="GB"/>
    </style:style>
    <style:style style:name="TableColumn15" style:family="table-column">
      <style:table-column-properties style:column-width="3.325in"/>
    </style:style>
    <style:style style:name="TableColumn16" style:family="table-column">
      <style:table-column-properties style:column-width="3.325in"/>
    </style:style>
    <style:style style:name="Table14" style:family="table">
      <style:table-properties style:width="6.65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20" style:parent-style-name="DefaultParagraphFont" style:family="text">
      <style:text-properties fo:font-weight="bold" style:font-weight-asian="bold" style:font-size-complex="12pt" fo:language="en" fo:country="GB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Normal" style:family="paragraph">
      <style:paragraph-properties fo:text-align="end"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23" style:parent-style-name="DefaultParagraphFont" style:family="text">
      <style:text-properties fo:font-weight="bold" style:font-weight-asian="bold" style:font-size-complex="12pt" fo:language="en" fo:country="GB"/>
    </style:style>
    <style:style style:name="T24" style:parent-style-name="DefaultParagraphFont" style:family="text">
      <style:text-properties fo:font-weight="bold" style:font-weight-asian="bold" style:font-size-complex="12pt" fo:language="en" fo:country="GB"/>
    </style:style>
    <style:style style:name="TableRow25" style:family="table-row">
      <style:table-row-properties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28" style:parent-style-name="DefaultParagraphFont" style:family="text">
      <style:text-properties fo:font-weight="bold" style:font-weight-asian="bold" style:font-size-complex="12pt" fo:language="en" fo:country="GB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text-align="end"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31" style:parent-style-name="DefaultParagraphFont" style:family="text">
      <style:text-properties fo:font-weight="bold" style:font-weight-asian="bold" style:font-size-complex="12pt" fo:language="en" fo:country="GB"/>
    </style:style>
    <style:style style:name="TableRow32" style:family="table-row">
      <style:table-row-properties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35" style:parent-style-name="DefaultParagraphFont" style:family="text">
      <style:text-properties fo:font-weight="bold" style:font-weight-asian="bold" style:font-size-complex="12pt" fo:language="en" fo:country="GB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Normal" style:family="paragraph">
      <style:paragraph-properties fo:text-align="end"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38" style:parent-style-name="DefaultParagraphFont" style:family="text">
      <style:text-properties fo:font-weight="bold" style:font-weight-asian="bold" style:font-size-complex="12pt" fo:language="en" fo:country="GB"/>
    </style:style>
    <style:style style:name="P39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40" style:parent-style-name="Normal" style:family="paragraph">
      <style:paragraph-properties fo:line-height="0.0131in"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</style:style>
    <style:style style:name="T41" style:parent-style-name="DefaultParagraphFont" style:family="text">
      <style:text-properties style:font-size-complex="12pt"/>
    </style:style>
    <style:style style:name="P42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43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45" style:parent-style-name="ListParagraph" style:list-style-name="LFO8" style:family="paragraph">
      <style:paragraph-properties fo:margin-left="0.75in">
        <style:tab-stops>
          <style:tab-stop style:type="left" style:position="0in"/>
          <style:tab-stop style:type="left" style:position="0.0375in"/>
          <style:tab-stop style:type="center" style:position="2.5in"/>
          <style:tab-stop style:type="left" style:position="5in"/>
          <style:tab-stop style:type="left" style:position="5.5in"/>
        </style:tab-stops>
      </style:paragraph-properties>
    </style:style>
    <style:style style:name="T46" style:parent-style-name="DefaultParagraphFont" style:family="text">
      <style:text-properties fo:font-size="11pt" style:font-size-asian="11pt" style:font-size-complex="11pt" fo:language="en" fo:country="GB"/>
    </style:style>
    <style:style style:name="T47" style:parent-style-name="DefaultParagraphFont" style:family="text">
      <style:text-properties fo:font-size="11pt" style:font-size-asian="11pt" style:font-size-complex="11pt" fo:language="en" fo:country="GB"/>
    </style:style>
    <style:style style:name="T48" style:parent-style-name="DefaultParagraphFont" style:family="text">
      <style:text-properties fo:font-size="11pt" style:font-size-asian="11pt" style:font-size-complex="11pt" fo:language="en" fo:country="GB"/>
    </style:style>
    <style:style style:name="T49" style:parent-style-name="DefaultParagraphFont" style:family="text">
      <style:text-properties fo:font-size="11pt" style:font-size-asian="11pt" style:font-size-complex="11pt" fo:language="en" fo:country="GB"/>
    </style:style>
    <style:style style:name="T50" style:parent-style-name="DefaultParagraphFont" style:family="text">
      <style:text-properties fo:font-size="11pt" style:font-size-asian="11pt" style:font-size-complex="11pt" fo:language="en" fo:country="GB"/>
    </style:style>
    <style:style style:name="T51" style:parent-style-name="DefaultParagraphFont" style:family="text">
      <style:text-properties fo:font-size="11pt" style:font-size-asian="11pt" style:font-size-complex="11pt" fo:language="en" fo:country="GB"/>
    </style:style>
    <style:style style:name="P52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53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TableColumn55" style:family="table-column">
      <style:table-column-properties style:column-width="2.5625in"/>
    </style:style>
    <style:style style:name="TableColumn56" style:family="table-column">
      <style:table-column-properties style:column-width="2.0625in"/>
    </style:style>
    <style:style style:name="Table54" style:family="table">
      <style:table-properties style:width="4.625in" fo:margin-left="0.8875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Normal" style:list-style-name="LFO9" style:family="paragraph">
      <style:paragraph-properties>
        <style:tab-stops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0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1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2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3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4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5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6" style:parent-style-name="Normal" style:list-style-name="LFO9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69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0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1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2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3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4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  <style:text-properties fo:font-size="11pt" style:font-size-asian="11pt" style:font-size-complex="11pt"/>
    </style:style>
    <style:style style:name="P75" style:parent-style-name="Normal" style:list-style-name="LFO10" style:family="paragraph">
      <style:paragraph-properties>
        <style:tab-stops>
          <style:tab-stop style:type="left" style:position="0in"/>
          <style:tab-stop style:type="left" style:position="0.2875in"/>
          <style:tab-stop style:type="left" style:position="5.25in"/>
          <style:tab-stop style:type="left" style:position="5.75in"/>
        </style:tab-stops>
      </style:paragraph-properties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P77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78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79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80" style:parent-style-name="Normal" style:family="paragraph">
      <style:paragraph-properties fo:margin-left="0.25in">
        <style:tab-stops>
          <style:tab-stop style:type="left" style:position="0.25in"/>
          <style:tab-stop style:type="left" style:position="0.5375in"/>
          <style:tab-stop style:type="left" style:position="0.5625in"/>
          <style:tab-stop style:type="left" style:position="5.5in"/>
          <style:tab-stop style:type="left" style:position="6in"/>
        </style:tab-stops>
      </style:paragraph-properties>
      <style:text-properties fo:font-weight="bold" style:font-weight-asian="bold" style:font-size-complex="12pt" fo:language="en" fo:country="GB"/>
    </style:style>
    <style:style style:name="P81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2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3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4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5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6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7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8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89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90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91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92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3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4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5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6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7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8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99" style:parent-style-name="Normal" style:list-style-name="LFO5" style:family="paragraph">
      <style:paragraph-properties fo:margin-left="0.75in">
        <style:tab-stops>
          <style:tab-stop style:type="left" style:position="-0.25in"/>
          <style:tab-stop style:type="left" style:position="0.0375in"/>
          <style:tab-stop style:type="left" style:position="0.0625in"/>
          <style:tab-stop style:type="left" style:position="5in"/>
          <style:tab-stop style:type="left" style:position="5.5in"/>
        </style:tab-stops>
      </style:paragraph-properties>
      <style:text-properties fo:font-size="11pt" style:font-size-asian="11pt" style:font-size-complex="11pt" fo:language="en" fo:country="GB"/>
    </style:style>
    <style:style style:name="P100" style:parent-style-name="Normal" style:family="paragraph">
      <style:paragraph-properties fo:break-before="page"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01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02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03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04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105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06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07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08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09" style:parent-style-name="Normal" style:family="paragraph">
      <style:paragraph-properties fo:margin-left="0.5in">
        <style:tab-stops>
          <style:tab-stop style:type="left" style:position="0.2875in"/>
          <style:tab-stop style:type="right" style:position="6in"/>
        </style:tab-stops>
      </style:paragraph-properties>
      <style:text-properties fo:font-size="10pt" style:font-size-asian="10pt" fo:language="en" fo:country="GB"/>
    </style:style>
    <style:style style:name="P110" style:parent-style-name="Normal" style:family="paragraph">
      <style:paragraph-properties fo:margin-left="0.5in">
        <style:tab-stops>
          <style:tab-stop style:type="left" style:position="0.2875in"/>
          <style:tab-stop style:type="right" style:position="6in"/>
        </style:tab-stops>
      </style:paragraph-properties>
      <style:text-properties fo:font-size="10pt" style:font-size-asian="10pt" fo:language="en" fo:country="GB"/>
    </style:style>
    <style:style style:name="P111" style:parent-style-name="Normal" style:family="paragraph">
      <style:paragraph-properties fo:margin-left="0.5in">
        <style:tab-stops>
          <style:tab-stop style:type="left" style:position="0.2875in"/>
          <style:tab-stop style:type="right" style:position="6in"/>
        </style:tab-stops>
      </style:paragraph-properties>
      <style:text-properties fo:font-size="10pt" style:font-size-asian="10pt" fo:language="en" fo:country="GB"/>
    </style:style>
    <style:style style:name="P112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3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4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5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6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7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18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19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20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21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22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23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24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125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26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27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size="11pt" style:font-size-asian="11pt" style:font-size-complex="11pt" fo:language="en" fo:country="GB"/>
    </style:style>
    <style:style style:name="P128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size="11pt" style:font-size-asian="11pt" style:font-size-complex="11pt" fo:language="en" fo:country="GB"/>
    </style:style>
    <style:style style:name="P129" style:parent-style-name="Normal" style:family="paragraph">
      <style:paragraph-properties fo:margin-left="0.5in">
        <style:tab-stops>
          <style:tab-stop style:type="left" style:position="0.2875in"/>
          <style:tab-stop style:type="right" style:position="6in"/>
        </style:tab-stops>
      </style:paragraph-properties>
      <style:text-properties fo:font-size="10pt" style:font-size-asian="10pt" fo:language="en" fo:country="GB"/>
    </style:style>
    <style:style style:name="P130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31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132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33" style:parent-style-name="Normal" style:family="paragraph">
      <style:paragraph-properties>
        <style:tab-stops>
          <style:tab-stop style:type="left" style:position="0.7875in"/>
          <style:tab-stop style:type="right" style:position="6.5in"/>
        </style:tab-stops>
      </style:paragraph-properties>
      <style:text-properties fo:font-size="11pt" style:font-size-asian="11pt" style:font-size-complex="11pt" fo:language="en" fo:country="GB"/>
    </style:style>
    <style:style style:name="P134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size="11pt" style:font-size-asian="11pt" style:font-size-complex="11pt" fo:language="en" fo:country="GB"/>
    </style:style>
    <style:style style:name="P135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size="11pt" style:font-size-asian="11pt" style:font-size-complex="11pt" fo:language="en" fo:country="GB"/>
    </style:style>
    <style:style style:name="P136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37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38" style:parent-style-name="Normal" style:list-style-name="LFO4" style:family="paragraph">
      <style:paragraph-properties fo:text-indent="-0.5027in">
        <style:tab-stops>
          <style:tab-stop style:type="left" style:position="-0.5027in"/>
          <style:tab-stop style:type="left" style:position="-0.3062in"/>
          <style:tab-stop style:type="left" style:position="-0.109in"/>
          <style:tab-stop style:type="left" style:position="0.0875in"/>
          <style:tab-stop style:type="left" style:position="0.1125in"/>
          <style:tab-stop style:type="left" style:position="5.05in"/>
          <style:tab-stop style:type="left" style:position="5.55in"/>
        </style:tab-stops>
      </style:paragraph-properties>
      <style:text-properties fo:font-size="10pt" style:font-size-asian="10pt" fo:language="en" fo:country="GB"/>
    </style:style>
    <style:style style:name="P139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140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141" style:parent-style-name="Normal" style:family="paragraph">
      <style:paragraph-properties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style:font-size-complex="12pt" fo:language="en" fo:country="GB"/>
    </style:style>
    <style:style style:name="P142" style:parent-style-name="Normal" style:family="paragraph">
      <style:paragraph-properties fo:text-align="center">
        <style:tab-stops>
          <style:tab-stop style:type="left" style:position="0.7875in"/>
          <style:tab-stop style:type="center" style:position="3.25in"/>
          <style:tab-stop style:type="left" style:position="5.75in"/>
          <style:tab-stop style:type="left" style:position="6.25in"/>
        </style:tab-stops>
      </style:paragraph-properties>
    </style:style>
    <style:style style:name="T143" style:parent-style-name="DefaultParagraphFont" style:family="text">
      <style:text-properties fo:font-weight="bold" style:font-weight-asian="bold" style:font-size-complex="12pt" style:text-underline-type="single" style:text-underline-style="solid" style:text-underline-width="auto" style:text-underline-mode="continuous" fo:language="en" fo:country="GB"/>
    </style:style>
    <style:style style:name="P144" style:parent-style-name="Normal" style:family="paragraph">
      <style:paragraph-properties fo:text-indent="0.5in">
        <style:tab-stops>
          <style:tab-stop style:type="left" style:position="0.5in"/>
          <style:tab-stop style:type="left" style:position="0.7875in"/>
          <style:tab-stop style:type="left" style:position="0.8125in"/>
          <style:tab-stop style:type="left" style:position="5.75in"/>
          <style:tab-stop style:type="left" style:position="6.25in"/>
        </style:tab-stops>
      </style:paragraph-properties>
      <style:text-properties fo:font-size="11pt" style:font-size-asian="11pt" style:font-size-complex="11pt" fo:language="en" fo:country="GB"/>
    </style:style>
    <style:style style:name="P145" style:parent-style-name="Normal" style:family="paragraph">
      <style:text-properties fo:font-size="10pt" style:font-size-asian="10pt" fo:language="en" fo:country="GB"/>
    </style:style>
    <style:style style:family="graphic" style:name="a1">
      <style:graphic-properties style:wrap="run-through" style:run-through="background" draw:fill="solid" draw:fill-color="#000000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11">David</text:span><text:span text:style-name="T12"><text:s/>Driscoll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715 East Parkview Estate</text:span></text:p>
          </table:table-cell>
          <table:table-cell table:style-name="TableCell21">
            <text:p text:style-name="P22"><text:span text:style-name="T23">(780) 913-1389</text:span><text:span text:style-name="T24"><text:s/></text:span></text:p>
          </table:table-cell>
        </table:table-row>
        <table:table-row table:style-name="TableRow25">
          <table:table-cell table:style-name="TableCell26">
            <text:p text:style-name="P27"><text:span text:style-name="T28">Edmonton, Alberta</text:span></text:p>
          </table:table-cell>
          <table:table-cell table:style-name="TableCell29">
            <text:p text:style-name="P30"><text:span text:style-name="T31">www.blacklite.ca</text:span></text:p>
          </table:table-cell>
        </table:table-row>
        <table:table-row table:style-name="TableRow32">
          <table:table-cell table:style-name="TableCell33">
            <text:p text:style-name="P34"><text:span text:style-name="T35">T5W 4R1</text:span></text:p>
          </table:table-cell>
          <table:table-cell table:style-name="TableCell36">
            <text:p text:style-name="P37"><text:span text:style-name="T38">david.driscoll@gmail.com</text:span></text:p>
          </table:table-cell>
        </table:table-row>
      </table:table>
      <text:p text:style-name="P39"/>
      <text:p text:style-name="P40"><text:span text:style-name="T41"><draw:custom-shape svg:x="1in" svg:y="0in" svg:width="6.5in" svg:height="0.01319in" draw:z-index="251657728" draw:id="id1" draw:style-name="a1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42"/>
      <text:p text:style-name="P43"><text:span text:style-name="T44">Summary</text:span></text:p>
      <text:list text:style-name="LFO8" text:continue-numbering="true">
        <text:list-item>
          <text:p text:style-name="P45"><text:span text:style-name="T46">I’m an<text:s/></text:span><text:span text:style-name="T47">Enthusiastic Software Developer with a great understanding with hardware and software technologies. Many years of experience programming computers and web applications in<text:s/></text:span><text:span text:style-name="T48">assorted</text:span><text:span text:style-name="T49"><text:s/>languages. Graduated with Honours from the Computer Engineering Technology program at NAIT.<text:s/></text:span><text:span text:style-name="T50">Looking to expand knowledge and use my skills to be the best programmer I can possibly be. <text:s/>Knowing that there is no stopping technology the best strategy is to be proactive in working with those technologies</text:span><text:span text:style-name="T51">.</text:span></text:p>
        </text:list-item>
      </text:list>
      <text:p text:style-name="P52"/>
      <text:p text:style-name="P53">Skills</text:p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list text:style-name="LFO9" text:continue-numbering="true">
              <text:list-item>
                <text:p text:style-name="P59">.NET Framework</text:p>
              </text:list-item>
              <text:list-item>
                <text:p text:style-name="P60">C#, C++</text:p>
              </text:list-item>
              <text:list-item>
                <text:p text:style-name="P61">ASP.NET MVC 3, WebForms</text:p>
              </text:list-item>
              <text:list-item>
                <text:p text:style-name="P62">Unity 2.0, Ninject 2</text:p>
              </text:list-item>
              <text:list-item>
                <text:p text:style-name="P63">MSSQL</text:p>
              </text:list-item>
              <text:list-item>
                <text:p text:style-name="P64">NHibernate 3.0 and 3.2</text:p>
              </text:list-item>
              <text:list-item>
                <text:p text:style-name="P65">JavaScript</text:p>
              </text:list-item>
              <text:list-item>
                <text:p text:style-name="P66">Project Life Cycle Management</text:p>
              </text:list-item>
            </text:list>
          </table:table-cell>
          <table:table-cell table:style-name="TableCell67">
            <text:list text:style-name="LFO10" text:continue-numbering="true">
              <text:list-item>
                <text:p text:style-name="P68">HTML5</text:p>
              </text:list-item>
              <text:list-item>
                <text:p text:style-name="P69">CSS, LessCSS</text:p>
              </text:list-item>
              <text:list-item>
                <text:p text:style-name="P70">PHP</text:p>
              </text:list-item>
              <text:list-item>
                <text:p text:style-name="P71">Symfony, Symfony2</text:p>
              </text:list-item>
              <text:list-item>
                <text:p text:style-name="P72">Perl</text:p>
              </text:list-item>
              <text:list-item>
                <text:p text:style-name="P73">MySQL</text:p>
              </text:list-item>
              <text:list-item>
                <text:p text:style-name="P74">jQuery</text:p>
              </text:list-item>
              <text:list-item>
                <text:p text:style-name="P75"><text:span text:style-name="T76">Backbone.js</text:span></text:p>
              </text:list-item>
            </text:list>
          </table:table-cell>
        </table:table-row>
      </table:table>
      <text:p text:style-name="P77"/>
      <text:p text:style-name="P78"/>
      <text:p text:style-name="P79">Education</text:p>
      <text:p text:style-name="P80">Northern Alberta Institute of Technology</text:p>
      <text:list text:style-name="LFO5" text:continue-numbering="true">
        <text:list-item>
          <text:p text:style-name="P81">Computer Engineer Technology<text:s/>Diploma</text:p>
        </text:list-item>
        <text:list-item>
          <text:p text:style-name="P82">Fundamentals of programming, and adapting to new languages</text:p>
        </text:list-item>
        <text:list-item>
          <text:p text:style-name="P83">C++, PHP, MySQL, MSSQL, .NET, UML<text:s/>and more</text:p>
        </text:list-item>
        <text:list-item>
          <text:p text:style-name="P84">Microcontroller programming using the HC11</text:p>
        </text:list-item>
        <text:list-item>
          <text:p text:style-name="P85">Program Management</text:p>
        </text:list-item>
        <text:list-item>
          <text:p text:style-name="P86">Report writing and documentation skills</text:p>
        </text:list-item>
        <text:list-item>
          <text:p text:style-name="P87">Focused teamwork environment</text:p>
        </text:list-item>
        <text:list-item>
          <text:p text:style-name="P88">Graduated<text:s/>May, 2007</text:p>
        </text:list-item>
      </text:list>
      <text:p text:style-name="P89"/>
      <text:p text:style-name="P90"/>
      <text:p text:style-name="P91">Computer Programming</text:p>
      <text:list text:style-name="LFO5" text:continue-numbering="true">
        <text:list-item>
          <text:p text:style-name="P92">Key<text:s/>understanding in<text:s/>C++, C#, ASP,<text:s/>Perl, PHP,<text:s/>JavaScript, SQL, Pascal,<text:s/>and<text:s/>Assembler</text:p>
        </text:list-item>
        <text:list-item>
          <text:p text:style-name="P93">Well versed in<text:s/>Microsoft .NET<text:s/>Framework,<text:s/>ASP.NET MVC<text:s/>3<text:s/>and Unity<text:s/>2.0.</text:p>
        </text:list-item>
        <text:list-item>
          <text:p text:style-name="P94">Created a multiplayer 3D game with a group of 3 using C++<text:s/>and the .NET Framework<text:s/>as group project at NAIT.</text:p>
        </text:list-item>
        <text:list-item>
          <text:p text:style-name="P95">Developed dynamic websites using Perl, PHP, Javascript, and SQL databases.</text:p>
        </text:list-item>
        <text:list-item>
          <text:p text:style-name="P96">Experience with the powerful PHP frameworks Symfony and Symfony2.</text:p>
        </text:list-item>
        <text:list-item>
          <text:p text:style-name="P97">Quick to adapt to any new programming language<text:s/>or technology<text:s/>that might be used in the work place.</text:p>
        </text:list-item>
        <text:list-item>
          <text:p text:style-name="P98">Over<text:s/>10<text:s/>years of programming<text:s/>experience and over 3 years of full time work experience</text:p>
        </text:list-item>
        <text:list-item>
          <text:p text:style-name="P99">Experienced in working with and developing plugins for jQuery as well as the newer area of javascript MVC based frameworks such as Backbone.js.</text:p>
        </text:list-item>
      </text:list>
      <text:p text:style-name="P100"/>
      <text:p text:style-name="P101"/>
      <text:p text:style-name="P102"/>
      <text:p text:style-name="P103"/>
      <text:p text:style-name="P104"><text:span text:style-name="T105">Employment History</text:span></text:p>
      <text:p text:style-name="P106">Software Developer<text:tab/>February<text:s/>2008 to Present</text:p>
      <text:p text:style-name="P107">Upside Software, Canada</text:p>
      <text:p text:style-name="P108">Edmonton, Alberta</text:p>
      <text:p text:style-name="P109">Started as a Junior Developer<text:s/>and<text:s/>learned<text:s/>how to work in a larger team environment. Moved on from Junior Developer to become an Intermediate Developer. My<text:s/>primary focus<text:s/>became<text:s/>UI Design, Functionality and Performance, focusing on Javascript, jQuery, and other client side technologies. Also became a key resource for core framework questions and issues, focusing on C#, MVC3, Unity 2.0 and, NHibernate.</text:p>
      <text:p text:style-name="P110"/>
      <text:p text:style-name="P111">I picked up many fundamentals and in my free time I created documentation for several framework features to help other developers get up to speed in using the new interfaces as quickly as possible.</text:p>
      <text:p text:style-name="P112"/>
      <text:p text:style-name="P113"/>
      <text:p text:style-name="P114"/>
      <text:p text:style-name="P115">Level 1 Technician</text:p>
      <text:p text:style-name="P116">Dell-On-Call, Dell Canada</text:p>
      <text:p text:style-name="P117">May 2006 - September 2006 (Summer<text:s/>Position)</text:p>
      <text:list text:style-name="LFO4" text:continue-numbering="true">
        <text:list-item>
          <text:p text:style-name="P118">Independent work environment.</text:p>
        </text:list-item>
        <text:list-item>
          <text:p text:style-name="P119">Phone based technical support.</text:p>
        </text:list-item>
        <text:list-item>
          <text:p text:style-name="P120">Ability to use language the customer will understand.</text:p>
        </text:list-item>
      </text:list>
      <text:p text:style-name="P121"/>
      <text:p text:style-name="P122"/>
      <text:p text:style-name="P123"/>
      <text:p text:style-name="P124"><text:span text:style-name="T125">Groups / Associations</text:span></text:p>
      <text:p text:style-name="P126">NAIT<text:s/>CNT<text:s/>Advisory Committee Industry Representative<text:tab/>2008 to Present</text:p>
      <text:p text:style-name="P127">Northern Alberta Institute of Technology</text:p>
      <text:p text:style-name="P128">Edmonton, Alberta</text:p>
      <text:p text:style-name="P129">My role as a member of the Committee is to help direct the Computer Engineering Technology program<text:s/>towards the requirements of the Industries they serve from Software Development to Hardware Integration.</text:p>
      <text:p text:style-name="P130"/>
      <text:p text:style-name="P131"><text:span text:style-name="T132">Volunteer Experience</text:span></text:p>
      <text:p text:style-name="P133">Network Volunteer<text:tab/>2004 to Present</text:p>
      <text:p text:style-name="P134">Fragapalooza ( http://www.fragapalooza.com )</text:p>
      <text:p text:style-name="P135">Edmonton, Alberta</text:p>
      <text:list text:style-name="LFO4" text:continue-numbering="true">
        <text:list-item>
          <text:p text:style-name="P136">Large scale network deployment of over<text:s/>800 nodes in 2 days</text:p>
        </text:list-item>
        <text:list-item>
          <text:p text:style-name="P137">Computer troubleshooting</text:p>
        </text:list-item>
        <text:list-item>
          <text:p text:style-name="P138">Network troubleshooting</text:p>
        </text:list-item>
      </text:list>
      <text:p text:style-name="P139"/>
      <text:p text:style-name="P140"/>
      <text:p text:style-name="P141"/>
      <text:p text:style-name="P142"><text:span text:style-name="T143">References</text:span></text:p>
      <text:p text:style-name="P144">References available upon request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fo:font-size="12pt" style:font-size-asian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FootnoteReference" style:display-name="Footnote Reference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use-window-font-color="true" fo:font-size="8pt" style:font-size-asian="8pt" style:font-size-complex="8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">
        <style:list-level-properties text:space-before="0.4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1979in" text:min-label-width="0.25in"/>
        <style:text-properties style:font-name="Times New Roman"/>
      </text:list-level-style-bullet>
      <text:list-level-style-bullet text:level="2" text:style-name="WW_CharLFO2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552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052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55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052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552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052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552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052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in" fo:margin-left="1in" fo:margin-bottom="0.7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9in"/>
      </style:header-style>
      <style:footer-style>
        <style:header-footer-properties style:dynamic-spacing="true" fo:min-height="-0.2in"/>
      </style:footer-style>
    </style:page-layout>
    <style:style style:name="P2" style:parent-style-name="Normal" style:family="paragraph">
      <style:paragraph-properties>
        <style:tab-stops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fo:font-weight="bold" style:font-weight-asian="bold" fo:font-variant="small-caps" fo:font-size="9pt" style:font-size-asian="9pt" fo:language="en" fo:country="GB"/>
    </style:style>
    <style:style style:name="T4" style:parent-style-name="DefaultParagraphFont" style:family="text">
      <style:text-properties fo:font-weight="bold" style:font-weight-asian="bold" fo:font-size="9pt" style:font-size-asian="9pt" fo:language="en" fo:country="GB"/>
    </style:style>
    <style:style style:name="T5" style:parent-style-name="DefaultParagraphFont" style:family="text">
      <style:text-properties fo:font-weight="bold" style:font-weight-asian="bold" fo:font-variant="small-caps" fo:font-size="9pt" style:font-size-asian="9pt" fo:language="en" fo:country="GB"/>
    </style:style>
    <style:style style:name="T6" style:parent-style-name="DefaultParagraphFont" style:family="text">
      <style:text-properties fo:font-weight="bold" style:font-weight-asian="bold" fo:font-size="9pt" style:font-size-asian="9pt" fo:language="en" fo:country="GB"/>
    </style:style>
    <style:style style:name="T7" style:parent-style-name="DefaultParagraphFont" style:family="text">
      <style:text-properties fo:font-weight="bold" style:font-weight-asian="bold" fo:font-size="9pt" style:font-size-asian="9pt" fo:language="en" fo:country="GB"/>
    </style:style>
    <style:style style:name="P8" style:parent-style-name="Normal" style:family="paragraph">
      <style:text-properties fo:font-size="11pt" style:font-size-asian="11pt" fo:language="en" fo:country="GB"/>
    </style:style>
    <style:style style:name="P9" style:parent-style-name="Normal" style:family="paragraph">
      <style:paragraph-properties fo:line-height="0.0131in"/>
    </style:style>
    <style:style style:name="P10" style:parent-style-name="Normal" style:family="paragraph">
      <style:paragraph-properties fo:line-height="0.1666in"/>
      <style:text-properties fo:font-size="11pt" style:font-size-asian="11pt" fo:language="en" fo:country="GB"/>
    </style:style>
    <style:style style:family="graphic" style:name="a0">
      <style:graphic-properties style:wrap="run-through" style:run-through="background" draw:fill="solid" draw:fill-color="#000000" draw:opacity="100%" draw:stroke="none" style:horizontal-rel="page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David Driscoll</text:span><text:span text:style-name="T4"><text:tab/></text:span><text:span text:style-name="T5">Page</text:span><text:span text:style-name="T6"><text:s/></text:span><text:span text:style-name="T7"><text:page-number text:fixed="false">2</text:page-number></text:span></text:p>
        <text:p text:style-name="P8"/>
        <text:p text:style-name="P9"><draw:custom-shape svg:x="1in" svg:y="0in" svg:width="6.5in" svg:height="0.01319in" draw:z-index="251657728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p>
        <text:p text:style-name="P10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</dc:title>
    <meta:initial-creator>Ada Driscoll</meta:initial-creator>
    <dc:creator>David Driscoll</dc:creator>
    <meta:creation-date>2011-11-03T04:33:00Z</meta:creation-date>
    <dc:date>2011-11-03T04:33:00Z</dc:date>
    <meta:print-date>2011-10-06T07:36:00Z</meta:print-date>
    <meta:template xlink:href="Normal.dotm" xlink:type="simple"/>
    <meta:editing-cycles>2</meta:editing-cycles>
    <meta:editing-duration>PT60S</meta:editing-duration>
    <meta:document-statistic meta:page-count="2" meta:paragraph-count="6" meta:word-count="521" meta:character-count="3490" meta:row-count="24" meta:non-whitespace-character-count="2975"/>
  </office:meta>
</office:document-meta>
</file>